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TO.10</text:p>
          </table:table-cell>
          <table:table-cell/>
          <table:table-cell table:formula="of:=[Fluoro.D348]">
            <text:p/>
          </table:table-cell>
          <table:table-cell table:formula="of:=[Fluoro.E348]">
            <text:p/>
          </table:table-cell>
          <table:table-cell table:formula="of:=[Fluoro.F348]">
            <text:p/>
          </table:table-cell>
          <table:table-cell table:formula="of:=[Fluoro.G348]">
            <text:p/>
          </table:table-cell>
          <table:table-cell table:style-name="ce1015" table:formula="of:=[Fluoro.H348]">
            <text:p/>
          </table:table-cell>
          <table:table-cell table:style-name="ce1015" table:formula="of:=[Fluoro.I348]">
            <text:p/>
          </table:table-cell>
          <table:table-cell table:style-name="ce1015" table:formula="of:=[Fluoro.J348]">
            <text:p/>
          </table:table-cell>
          <table:table-cell table:style-name="ce1015" table:formula="of:=[Fluoro.K348]">
            <text:p/>
          </table:table-cell>
          <table:table-cell table:style-name="ce1015" table:formula="of:=[Fluoro.L348]">
            <text:p/>
          </table:table-cell>
          <table:table-cell table:style-name="ce1015" table:formula="of:=[Fluoro.M348]">
            <text:p/>
          </table:table-cell>
        </table:table-row>
        <table:table-row table:style-name="ro5">
          <table:table-cell/>
          <table:table-cell table:formula="of:=[Fluoro.C349]" office:value-type="string" office:string-value="A" calcext:value-type="string">
            <text:p>A</text:p>
          </table:table-cell>
          <table:table-cell table:formula="of:=[Fluoro.D349]">
            <text:p/>
          </table:table-cell>
          <table:table-cell table:formula="of:=[Fluoro.E349]">
            <text:p/>
          </table:table-cell>
          <table:table-cell table:formula="of:=[Fluoro.F349]">
            <text:p/>
          </table:table-cell>
          <table:table-cell table:formula="of:=[Fluoro.G349]">
            <text:p/>
          </table:table-cell>
          <table:table-cell table:style-name="ce1015" table:formula="of:=[Fluoro.H349]">
            <text:p/>
          </table:table-cell>
          <table:table-cell table:style-name="ce1015" table:formula="of:=[Fluoro.I349]">
            <text:p/>
          </table:table-cell>
          <table:table-cell table:style-name="ce1015" table:formula="of:=[Fluoro.J349]">
            <text:p/>
          </table:table-cell>
          <table:table-cell table:style-name="ce1015" table:formula="of:=[Fluoro.K349]">
            <text:p/>
          </table:table-cell>
          <table:table-cell table:style-name="ce1015" table:formula="of:=[Fluoro.L349]">
            <text:p/>
          </table:table-cell>
          <table:table-cell table:style-name="ce1015" table:formula="of:=[Fluoro.M349]">
            <text:p/>
          </table:table-cell>
        </table:table-row>
        <table:table-row table:style-name="ro5">
          <table:table-cell/>
          <table:table-cell table:formula="of:=[Fluoro.C350]" office:value-type="string" office:string-value="B" calcext:value-type="string">
            <text:p>B</text:p>
          </table:table-cell>
          <table:table-cell table:formula="of:=[Fluoro.D350]">
            <text:p/>
          </table:table-cell>
          <table:table-cell table:formula="of:=[Fluoro.E350]">
            <text:p/>
          </table:table-cell>
          <table:table-cell table:formula="of:=[Fluoro.F350]">
            <text:p/>
          </table:table-cell>
          <table:table-cell table:formula="of:=[Fluoro.G350]">
            <text:p/>
          </table:table-cell>
          <table:table-cell table:style-name="ce1015" table:formula="of:=[Fluoro.H350]">
            <text:p/>
          </table:table-cell>
          <table:table-cell table:style-name="ce1015" table:formula="of:=[Fluoro.I350]">
            <text:p/>
          </table:table-cell>
          <table:table-cell table:style-name="ce1015" table:formula="of:=[Fluoro.J350]">
            <text:p/>
          </table:table-cell>
          <table:table-cell table:style-name="ce1015" table:formula="of:=[Fluoro.K350]">
            <text:p/>
          </table:table-cell>
          <table:table-cell table:style-name="ce1015" table:formula="of:=[Fluoro.L350]">
            <text:p/>
          </table:table-cell>
          <table:table-cell table:style-name="ce1015" table:formula="of:=[Fluoro.M350]">
            <text:p/>
          </table:table-cell>
        </table:table-row>
        <table:table-row table:style-name="ro5">
          <table:table-cell/>
          <table:table-cell table:formula="of:=[Fluoro.C351]" office:value-type="string" office:string-value="C" calcext:value-type="string">
            <text:p>C</text:p>
          </table:table-cell>
          <table:table-cell table:formula="of:=[Fluoro.D351]">
            <text:p/>
          </table:table-cell>
          <table:table-cell table:formula="of:=[Fluoro.E351]">
            <text:p/>
          </table:table-cell>
          <table:table-cell table:formula="of:=[Fluoro.F351]">
            <text:p/>
          </table:table-cell>
          <table:table-cell table:formula="of:=[Fluoro.G351]">
            <text:p/>
          </table:table-cell>
          <table:table-cell table:style-name="ce1015" table:formula="of:=[Fluoro.H351]">
            <text:p/>
          </table:table-cell>
          <table:table-cell table:style-name="ce1015" table:formula="of:=[Fluoro.I351]">
            <text:p/>
          </table:table-cell>
          <table:table-cell table:style-name="ce1015" table:formula="of:=[Fluoro.J351]">
            <text:p/>
          </table:table-cell>
          <table:table-cell table:style-name="ce1015" table:formula="of:=[Fluoro.K351]">
            <text:p/>
          </table:table-cell>
          <table:table-cell table:style-name="ce1015" table:formula="of:=[Fluoro.L351]">
            <text:p/>
          </table:table-cell>
          <table:table-cell table:style-name="ce1015" table:formula="of:=[Fluoro.M351]">
            <text:p/>
          </table:table-cell>
        </table:table-row>
        <table:table-row table:style-name="ro5">
          <table:table-cell/>
          <table:table-cell table:formula="of:=[Fluoro.C352]" office:value-type="string" office:string-value="D" calcext:value-type="string">
            <text:p>D</text:p>
          </table:table-cell>
          <table:table-cell table:formula="of:=[Fluoro.D352]">
            <text:p/>
          </table:table-cell>
          <table:table-cell table:formula="of:=[Fluoro.E352]">
            <text:p/>
          </table:table-cell>
          <table:table-cell table:formula="of:=[Fluoro.F352]">
            <text:p/>
          </table:table-cell>
          <table:table-cell table:formula="of:=[Fluoro.G352]">
            <text:p/>
          </table:table-cell>
          <table:table-cell table:style-name="ce1015" table:formula="of:=[Fluoro.H352]">
            <text:p/>
          </table:table-cell>
          <table:table-cell table:style-name="ce1015" table:formula="of:=[Fluoro.I352]">
            <text:p/>
          </table:table-cell>
          <table:table-cell table:style-name="ce1015" table:formula="of:=[Fluoro.J352]">
            <text:p/>
          </table:table-cell>
          <table:table-cell table:style-name="ce1015" table:formula="of:=[Fluoro.K352]">
            <text:p/>
          </table:table-cell>
          <table:table-cell table:style-name="ce1015" table:formula="of:=[Fluoro.L352]">
            <text:p/>
          </table:table-cell>
          <table:table-cell table:style-name="ce1015" table:formula="of:=[Fluoro.M352]">
            <text:p/>
          </table:table-cell>
        </table:table-row>
        <table:table-row table:style-name="ro5">
          <table:table-cell/>
          <table:table-cell table:formula="of:=[Fluoro.C353]" office:value-type="string" office:string-value="E" calcext:value-type="string">
            <text:p>E</text:p>
          </table:table-cell>
          <table:table-cell table:formula="of:=[Fluoro.D353]">
            <text:p/>
          </table:table-cell>
          <table:table-cell table:formula="of:=[Fluoro.E353]">
            <text:p/>
          </table:table-cell>
          <table:table-cell table:formula="of:=[Fluoro.F353]">
            <text:p/>
          </table:table-cell>
          <table:table-cell table:formula="of:=[Fluoro.G353]">
            <text:p/>
          </table:table-cell>
          <table:table-cell table:style-name="ce1015" table:formula="of:=[Fluoro.H353]">
            <text:p/>
          </table:table-cell>
          <table:table-cell table:style-name="ce1015" table:formula="of:=[Fluoro.I353]">
            <text:p/>
          </table:table-cell>
          <table:table-cell table:style-name="ce1015" table:formula="of:=[Fluoro.J353]">
            <text:p/>
          </table:table-cell>
          <table:table-cell table:style-name="ce1015" table:formula="of:=[Fluoro.K353]">
            <text:p/>
          </table:table-cell>
          <table:table-cell table:style-name="ce1015" table:formula="of:=[Fluoro.L353]">
            <text:p/>
          </table:table-cell>
          <table:table-cell table:style-name="ce1015" table:formula="of:=[Fluoro.M353]">
            <text:p/>
          </table:table-cell>
        </table:table-row>
        <table:table-row table:style-name="ro5">
          <table:table-cell/>
          <table:table-cell table:formula="of:=[Fluoro.C354]" office:value-type="string" office:string-value="F" calcext:value-type="string">
            <text:p>F</text:p>
          </table:table-cell>
          <table:table-cell table:formula="of:=[Fluoro.D354]">
            <text:p/>
          </table:table-cell>
          <table:table-cell table:formula="of:=[Fluoro.E354]">
            <text:p/>
          </table:table-cell>
          <table:table-cell table:formula="of:=[Fluoro.F354]">
            <text:p/>
          </table:table-cell>
          <table:table-cell table:formula="of:=[Fluoro.G354]">
            <text:p/>
          </table:table-cell>
          <table:table-cell table:style-name="ce1015" table:formula="of:=[Fluoro.H354]">
            <text:p/>
          </table:table-cell>
          <table:table-cell table:style-name="ce1015" table:formula="of:=[Fluoro.I354]">
            <text:p/>
          </table:table-cell>
          <table:table-cell table:style-name="ce1015" table:formula="of:=[Fluoro.J354]">
            <text:p/>
          </table:table-cell>
          <table:table-cell table:style-name="ce1015" table:formula="of:=[Fluoro.K354]">
            <text:p/>
          </table:table-cell>
          <table:table-cell table:style-name="ce1015" table:formula="of:=[Fluoro.L354]">
            <text:p/>
          </table:table-cell>
          <table:table-cell table:style-name="ce1015" table:formula="of:=[Fluoro.M354]">
            <text:p/>
          </table:table-cell>
        </table:table-row>
        <table:table-row table:style-name="ro5">
          <table:table-cell/>
          <table:table-cell table:formula="of:=[Fluoro.C355]" office:value-type="string" office:string-value="G" calcext:value-type="string">
            <text:p>G</text:p>
          </table:table-cell>
          <table:table-cell table:formula="of:=[Fluoro.D355]">
            <text:p/>
          </table:table-cell>
          <table:table-cell table:formula="of:=[Fluoro.E355]">
            <text:p/>
          </table:table-cell>
          <table:table-cell table:formula="of:=[Fluoro.F355]">
            <text:p/>
          </table:table-cell>
          <table:table-cell table:formula="of:=[Fluoro.G355]">
            <text:p/>
          </table:table-cell>
          <table:table-cell table:style-name="ce1015" table:formula="of:=[Fluoro.H355]">
            <text:p/>
          </table:table-cell>
          <table:table-cell table:style-name="ce1015" table:formula="of:=[Fluoro.I355]">
            <text:p/>
          </table:table-cell>
          <table:table-cell table:style-name="ce1015" table:formula="of:=[Fluoro.J355]">
            <text:p/>
          </table:table-cell>
          <table:table-cell table:style-name="ce1015" table:formula="of:=[Fluoro.K355]">
            <text:p/>
          </table:table-cell>
          <table:table-cell table:style-name="ce1015" table:formula="of:=[Fluoro.L355]">
            <text:p/>
          </table:table-cell>
          <table:table-cell table:style-name="ce1015" table:formula="of:=[Fluoro.M355]">
            <text:p/>
          </table:table-cell>
        </table:table-row>
        <table:table-row table:style-name="ro5">
          <table:table-cell/>
          <table:table-cell table:formula="of:=[Fluoro.C356]" office:value-type="string" office:string-value="H" calcext:value-type="string">
            <text:p>H</text:p>
          </table:table-cell>
          <table:table-cell table:formula="of:=[Fluoro.D356]">
            <text:p/>
          </table:table-cell>
          <table:table-cell table:formula="of:=[Fluoro.E356]">
            <text:p/>
          </table:table-cell>
          <table:table-cell table:formula="of:=[Fluoro.F356]">
            <text:p/>
          </table:table-cell>
          <table:table-cell table:formula="of:=[Fluoro.G356]">
            <text:p/>
          </table:table-cell>
          <table:table-cell table:style-name="ce1015" table:formula="of:=[Fluoro.H356]">
            <text:p/>
          </table:table-cell>
          <table:table-cell table:style-name="ce1015" table:formula="of:=[Fluoro.I356]">
            <text:p/>
          </table:table-cell>
          <table:table-cell table:style-name="ce1015" table:formula="of:=[Fluoro.J356]">
            <text:p/>
          </table:table-cell>
          <table:table-cell table:style-name="ce1015" table:formula="of:=[Fluoro.K356]">
            <text:p/>
          </table:table-cell>
          <table:table-cell table:style-name="ce1015" table:formula="of:=[Fluoro.L356]">
            <text:p/>
          </table:table-cell>
          <table:table-cell table:style-name="ce1015" table:formula="of:=[Fluoro.M356]">
            <text:p/>
          </table:table-cell>
        </table:table-row>
        <table:table-row table:style-name="ro5">
          <table:table-cell/>
          <table:table-cell table:formula="of:=[Fluoro.C357]" office:value-type="string" office:string-value="J" calcext:value-type="string">
            <text:p>J</text:p>
          </table:table-cell>
          <table:table-cell table:formula="of:=[Fluoro.D357]">
            <text:p/>
          </table:table-cell>
          <table:table-cell table:formula="of:=[Fluoro.E357]">
            <text:p/>
          </table:table-cell>
          <table:table-cell table:formula="of:=[Fluoro.F357]">
            <text:p/>
          </table:table-cell>
          <table:table-cell table:formula="of:=[Fluoro.G357]">
            <text:p/>
          </table:table-cell>
          <table:table-cell table:style-name="ce1015" table:formula="of:=[Fluoro.H357]">
            <text:p/>
          </table:table-cell>
          <table:table-cell table:style-name="ce1015" table:formula="of:=[Fluoro.I357]">
            <text:p/>
          </table:table-cell>
          <table:table-cell table:style-name="ce1015" table:formula="of:=[Fluoro.J357]">
            <text:p/>
          </table:table-cell>
          <table:table-cell table:style-name="ce1015" table:formula="of:=[Fluoro.K357]">
            <text:p/>
          </table:table-cell>
          <table:table-cell table:style-name="ce1015" table:formula="of:=[Fluoro.L357]">
            <text:p/>
          </table:table-cell>
          <table:table-cell table:style-name="ce1015" table:formula="of:=[Fluoro.M357]">
            <text:p/>
          </table:table-cell>
        </table:table-row>
        <table:table-row table:style-name="ro5">
          <table:table-cell/>
          <table:table-cell table:formula="of:=[Fluoro.C358]" office:value-type="string" office:string-value="K" calcext:value-type="string">
            <text:p>K</text:p>
          </table:table-cell>
          <table:table-cell table:formula="of:=[Fluoro.D358]">
            <text:p/>
          </table:table-cell>
          <table:table-cell table:formula="of:=[Fluoro.E358]">
            <text:p/>
          </table:table-cell>
          <table:table-cell table:formula="of:=[Fluoro.F358]">
            <text:p/>
          </table:table-cell>
          <table:table-cell table:formula="of:=[Fluoro.G358]">
            <text:p/>
          </table:table-cell>
          <table:table-cell table:style-name="ce1015" table:formula="of:=[Fluoro.H358]">
            <text:p/>
          </table:table-cell>
          <table:table-cell table:style-name="ce1015" table:formula="of:=[Fluoro.I358]">
            <text:p/>
          </table:table-cell>
          <table:table-cell table:style-name="ce1015" table:formula="of:=[Fluoro.J358]">
            <text:p/>
          </table:table-cell>
          <table:table-cell table:style-name="ce1015" table:formula="of:=[Fluoro.K358]">
            <text:p/>
          </table:table-cell>
          <table:table-cell table:style-name="ce1015" table:formula="of:=[Fluoro.L358]">
            <text:p/>
          </table:table-cell>
          <table:table-cell table:style-name="ce1015" table:formula="of:=[Fluoro.M358]">
            <text:p/>
          </table:table-cell>
        </table:table-row>
        <table:table-row table:style-name="ro5">
          <table:table-cell/>
          <table:table-cell table:formula="of:=[Fluoro.C359]" office:value-type="string" office:string-value="L" calcext:value-type="string">
            <text:p>L</text:p>
          </table:table-cell>
          <table:table-cell table:formula="of:=[Fluoro.D359]">
            <text:p/>
          </table:table-cell>
          <table:table-cell table:formula="of:=[Fluoro.E359]">
            <text:p/>
          </table:table-cell>
          <table:table-cell table:formula="of:=[Fluoro.F359]">
            <text:p/>
          </table:table-cell>
          <table:table-cell table:formula="of:=[Fluoro.G359]">
            <text:p/>
          </table:table-cell>
          <table:table-cell table:style-name="ce1015" table:formula="of:=[Fluoro.H359]">
            <text:p/>
          </table:table-cell>
          <table:table-cell table:style-name="ce1015" table:formula="of:=[Fluoro.I359]">
            <text:p/>
          </table:table-cell>
          <table:table-cell table:style-name="ce1015" table:formula="of:=[Fluoro.J359]">
            <text:p/>
          </table:table-cell>
          <table:table-cell table:style-name="ce1015" table:formula="of:=[Fluoro.K359]">
            <text:p/>
          </table:table-cell>
          <table:table-cell table:style-name="ce1015" table:formula="of:=[Fluoro.L359]">
            <text:p/>
          </table:table-cell>
          <table:table-cell table:style-name="ce1015" table:formula="of:=[Fluoro.M359]">
            <text:p/>
          </table:table-cell>
        </table:table-row>
        <table:table-row table:style-name="ro5">
          <table:table-cell/>
          <table:table-cell table:formula="of:=[Fluoro.C360]" office:value-type="string" office:string-value="M" calcext:value-type="string">
            <text:p>M</text:p>
          </table:table-cell>
          <table:table-cell table:formula="of:=[Fluoro.D360]">
            <text:p/>
          </table:table-cell>
          <table:table-cell table:formula="of:=[Fluoro.E360]">
            <text:p/>
          </table:table-cell>
          <table:table-cell table:formula="of:=[Fluoro.F360]">
            <text:p/>
          </table:table-cell>
          <table:table-cell table:formula="of:=[Fluoro.G360]">
            <text:p/>
          </table:table-cell>
          <table:table-cell table:style-name="ce1015" table:formula="of:=[Fluoro.H360]">
            <text:p/>
          </table:table-cell>
          <table:table-cell table:style-name="ce1015" table:formula="of:=[Fluoro.I360]">
            <text:p/>
          </table:table-cell>
          <table:table-cell table:style-name="ce1015" table:formula="of:=[Fluoro.J360]">
            <text:p/>
          </table:table-cell>
          <table:table-cell table:style-name="ce1015" table:formula="of:=[Fluoro.K360]">
            <text:p/>
          </table:table-cell>
          <table:table-cell table:style-name="ce1015" table:formula="of:=[Fluoro.L360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5"/>
          <table:table-cell table:number-columns-repeated="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0:42:39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09-26T10:43:24.500000000</dc:date>
    <dc:creator>Eugene Mah</dc:creator>
    <meta:editing-duration>P2DT2H49M16S</meta:editing-duration>
    <meta:editing-cycles>376</meta:editing-cycles>
    <meta:generator>LibreOffice/5.4.1.2$Windows_X86_64 LibreOffice_project/ea7cb86e6eeb2bf3a5af73a8f7777ac570321527</meta:generator>
    <meta:document-statistic meta:table-count="5" meta:cell-count="67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781cm" style:legend-expansion="high" chart:style-name="ch3"/>
        <chart:plot-area chart:style-name="ch4" table:cell-range-address="Tables.A98:Tables.P100 Tables.B96:Tables.P97" chart:data-source-has-labels="row" svg:x="1.425cm" svg:y="1.46cm" svg:width="18.48cm" svg:height="11.664cm">
          <chartooo:coordinate-region svg:x="2.337cm" svg:y="1.633cm" svg:width="16.958cm" svg:height="10.897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806cm" style:legend-expansion="high" chart:style-name="ch3"/>
        <chart:plot-area chart:style-name="ch4" table:cell-range-address="Tables.A106:Tables.P108 Tables.B104:Tables.P105" chart:data-source-has-labels="row" svg:x="1.425cm" svg:y="1.462cm" svg:width="18.48cm" svg:height="11.711cm">
          <chartooo:coordinate-region svg:x="2.337cm" svg:y="1.635cm" svg:width="16.958cm" svg:height="10.944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